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number-columns-repeated="64" table:default-cell-style-name="Default"/>
        <table:table-row table:style-name="ro1">
          <table:table-cell office:value-type="string" calcext:value-type="string">
            <text:p>nr</text:p>
          </table:table-cell>
          <table:table-cell office:value-type="string" calcext:value-type="string">
            <text:p>titel</text:p>
          </table:table-cell>
          <table:table-cell office:value-type="string" calcext:value-type="string">
            <text:p>text</text:p>
          </table:table-cell>
          <table:table-cell office:value-type="string" calcext:value-type="string">
            <text:p>info</text:p>
          </table:table-cell>
          <table:table-cell office:value-type="string" calcext:value-type="string">
            <text:p>start</text:p>
          </table:table-cell>
          <table:table-cell office:value-type="string" calcext:value-type="string">
            <text:p>ziel</text:p>
          </table:table-cell>
          <table:table-cell office:value-type="string" calcext:value-type="string">
            <text:p>auf</text:p>
          </table:table-cell>
          <table:table-cell office:value-type="string" calcext:value-type="string">
            <text:p>ab</text:p>
          </table:table-cell>
          <table:table-cell office:value-type="string" calcext:value-type="string">
            <text:p>hp</text:p>
          </table:table-cell>
          <table:table-cell office:value-type="string" calcext:value-type="string">
            <text:p>grad</text:p>
          </table:table-cell>
          <table:table-cell office:value-type="string" calcext:value-type="string">
            <text:p>km</text:p>
          </table:table-cell>
          <table:table-cell office:value-type="string" calcext:value-type="string">
            <text:p>stunden</text:p>
          </table:table-cell>
          <table:table-cell office:value-type="string" calcext:value-type="string">
            <text:p>einkehr</text:p>
          </table:table-cell>
          <table:table-cell office:value-type="string" calcext:value-type="string">
            <text:p>track</text:p>
          </table:table-cell>
          <table:table-cell table:number-columns-repeated="50"/>
        </table:table-row>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cell table:number-columns-repeated="50"/>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cell table:number-columns-repeated="50"/>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cell table:number-columns-repeated="50"/>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cell table:number-columns-repeated="50"/>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cell table:number-columns-repeated="50"/>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cell table:number-columns-repeated="50"/>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cell table:number-columns-repeated="50"/>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cell table:number-columns-repeated="50"/>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cell table:number-columns-repeated="50"/>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cell table:number-columns-repeated="50"/>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cell table:number-columns-repeated="50"/>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cell table:number-columns-repeated="50"/>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cell table:number-columns-repeated="50"/>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cell table:number-columns-repeated="50"/>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cell table:number-columns-repeated="50"/>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cell table:number-columns-repeated="50"/>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cell table:number-columns-repeated="50"/>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cell table:number-columns-repeated="50"/>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cell table:number-columns-repeated="50"/>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cell table:number-columns-repeated="50"/>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cell table:number-columns-repeated="50"/>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cell table:number-columns-repeated="50"/>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cell table:number-columns-repeated="50"/>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cell table:number-columns-repeated="50"/>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cell table:number-columns-repeated="50"/>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cell table:number-columns-repeated="50"/>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cell table:number-columns-repeated="50"/>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cell table:number-columns-repeated="50"/>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cell table:number-columns-repeated="50"/>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cell table:number-columns-repeated="50"/>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cell table:number-columns-repeated="50"/>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cell table:number-columns-repeated="50"/>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cell table:number-columns-repeated="50"/>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cell table:number-columns-repeated="5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de" fo:country="AT"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2">00.00.0000</text:date>, <text:time style:data-style-name="N2" text:time-value="18:09:07.7469584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5-02T18:10:48.130726850</dc:date>
    <meta:editing-duration>PT8M52S</meta:editing-duration>
    <meta:editing-cycles>2</meta:editing-cycles>
    <meta:document-statistic meta:table-count="1" meta:cell-count="490" meta:object-count="0"/>
  </office:meta>
</office:document-meta>
</file>